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1E0000001806E2462AB22552580.pdf" manifest:media-type="application/pdf"/>
  <manifest:file-entry manifest:full-path="Pictures/10000000000001E000000180ADE98C64AF08B497.png" manifest:media-type="image/png"/>
  <manifest:file-entry manifest:full-path="Pictures/10000000000001E000000180F219EE4CC060635C.png" manifest:media-type="image/png"/>
  <manifest:file-entry manifest:full-path="Pictures/10000000000001E0000001808A123C981E96277E.pdf" manifest:media-type="application/pdf"/>
  <manifest:file-entry manifest:full-path="Pictures/10000000000001E0000001802BAE81B938D2CC7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24cm"/>
      <style:paragraph-properties style:writing-mode="lr-tb"/>
    </style:style>
    <style:style style:name="gr9" style:family="graphic" style:parent-style-name="objectwithoutfill">
      <style:graphic-properties svg:stroke-width="0.018cm" draw:marker-start="Rounded_20_short_20_Arrow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ffffff" fo:font-size="6pt" fo:text-shadow="1pt 1pt" fo:font-weight="bold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T7" style:family="text">
      <style:text-properties fo:color="#ff0000" fo:font-size="6pt" fo:text-shadow="1pt 1pt" fo:font-weight="bold" style:font-size-asian="6pt" style:font-weight-asian="bold" style:font-size-complex="6pt" style:font-weight-complex="bold"/>
    </style:style>
    <style:style style:name="T8" style:family="text">
      <style:text-properties fo:color="#ff0000" fo:font-size="6pt" fo:text-shadow="1pt 1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15cm" svg:height="3.302cm" svg:x="1.276cm" svg:y="0.986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2" draw:text-style-name="P3" draw:layer="layout" svg:width="12.192cm" svg:height="0.887cm" svg:x="0cm" svg:y="0.001cm">
          <draw:text-box>
            <text:p text:style-name="P2"><text:span text:style-name="T1">Assessing X and Y Coordinate Prediction Accuracy Across Multiple Quantization Strategies</text:span></text:p>
          </draw:text-box>
        </draw:frame>
        <draw:frame draw:style-name="gr3" draw:text-style-name="P4" draw:layer="layout" svg:width="2.563cm" svg:height="0.477cm" svg:x="1.968cm" svg:y="1.444cm">
          <draw:text-box>
            <text:p text:style-name="P2"><text:span text:style-name="T2">MAE = 9.55 cm (base)</text:span></text:p>
          </draw:text-box>
        </draw:frame>
        <draw:frame draw:style-name="gr4" draw:text-style-name="P5" draw:layer="layout" svg:width="0.637cm" svg:height="0.154cm" draw:transform="rotate (1.5707963267949) translate (5.186cm 2.766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2.604cm" svg:y="1.1cm">
          <draw:text-box>
            <text:p><text:span text:style-name="T4">2D error distribution</text:span></text:p>
          </draw:text-box>
        </draw:frame>
        <draw:frame draw:style-name="gr6" draw:text-style-name="P7" draw:layer="layout" svg:width="4.074cm" svg:height="0.239cm" svg:x="1.301cm" svg:y="0.8cm">
          <draw:text-box>
            <text:p text:style-name="P2"><text:span text:style-name="T5">Floating-Point 32-bit </text:span></text:p>
          </draw:text-box>
        </draw:frame>
        <draw:frame draw:style-name="gr1" draw:text-style-name="P1" draw:layer="layout" svg:width="4.115cm" svg:height="3.302cm" svg:x="6.815cm" svg:y="0.987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7" draw:text-style-name="P8" draw:layer="layout" svg:width="2.58cm" svg:height="0.26cm" svg:x="7.474cm" svg:y="1.443cm">
          <draw:text-box>
            <text:p text:style-name="P2"><text:span text:style-name="T6">MAE = 9.92 cm </text:span><text:span text:style-name="T7">(+37 mm)</text:span></text:p>
          </draw:text-box>
        </draw:frame>
        <draw:frame draw:style-name="gr5" draw:text-style-name="P6" draw:layer="layout" svg:width="1.458cm" svg:height="0.179cm" svg:x="8.143cm" svg:y="1.101cm">
          <draw:text-box>
            <text:p><text:span text:style-name="T4">2D error distribution</text:span></text:p>
          </draw:text-box>
        </draw:frame>
        <draw:frame draw:style-name="gr8" draw:text-style-name="P9" draw:layer="layout" svg:width="4.104cm" svg:height="0.24cm" svg:x="6.792cm" svg:y="0.8cm">
          <draw:text-box>
            <text:p text:style-name="P2"><text:span text:style-name="T5">Fixed-Point 8-bit</text:span></text:p>
          </draw:text-box>
        </draw:frame>
        <draw:line draw:style-name="gr9" draw:text-style-name="P1" draw:layer="layout" svg:x1="9.718cm" svg:y1="2.824cm" svg:x2="11.035cm" svg:y2="2.824cm">
          <text:p/>
        </draw:line>
        <draw:frame draw:style-name="gr10" draw:text-style-name="P11" draw:layer="layout" svg:width="1.157cm" svg:height="0.477cm" svg:x="11.035cm" svg:y="2.582cm">
          <draw:text-box>
            <text:p text:style-name="P10"><text:span text:style-name="T5">Quantization</text:span></text:p>
            <text:p text:style-name="P10"><text:span text:style-name="T5">artifacts</text:span></text:p>
          </draw:text-box>
        </draw:frame>
        <draw:frame draw:style-name="gr7" draw:text-style-name="P12" draw:layer="layout" svg:width="1.505cm" svg:height="0.26cm" svg:x="1.454cm" svg:y="5.434cm">
          <draw:text-box>
            <text:p><text:span text:style-name="T5">MAE = 0.1232 m</text:span></text:p>
          </draw:text-box>
        </draw:frame>
        <draw:frame draw:style-name="gr1" draw:text-style-name="P1" draw:layer="layout" svg:width="4.115cm" svg:height="3.302cm" svg:x="0.006cm" svg:y="4.87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4" draw:text-style-name="P5" draw:layer="layout" svg:width="0.637cm" svg:height="0.154cm" draw:transform="rotate (1.5707963267949) translate (3.836cm 6.678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1.334cm" svg:y="4.994cm">
          <draw:text-box>
            <text:p><text:span text:style-name="T4">2D error distribution</text:span></text:p>
          </draw:text-box>
        </draw:frame>
        <draw:frame draw:style-name="gr3" draw:text-style-name="P4" draw:layer="layout" svg:width="2.563cm" svg:height="0.477cm" svg:x="0.679cm" svg:y="5.326cm">
          <draw:text-box>
            <text:p text:style-name="P2"><text:span text:style-name="T2">MAE = 12.32 cm </text:span><text:span text:style-name="T8">(+2.32 cm)</text:span></text:p>
          </draw:text-box>
        </draw:frame>
        <draw:frame draw:style-name="gr11" draw:text-style-name="P7" draw:layer="layout" svg:width="4.014cm" svg:height="0.239cm" svg:x="0.032cm" svg:y="4.695cm">
          <draw:text-box>
            <text:p text:style-name="P2"><text:span text:style-name="T5">Hybrid-Float6 (E4M1) without QAT</text:span></text:p>
          </draw:text-box>
        </draw:frame>
        <draw:frame draw:style-name="gr4" draw:text-style-name="P5" draw:layer="layout" svg:width="0.637cm" svg:height="0.154cm" draw:transform="rotate (1.5707963267949) translate (10.686cm 2.768cm)">
          <draw:text-box>
            <text:p><text:span text:style-name="T3">Predic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57:21.046711130</dc:date>
    <meta:editing-duration>PT6H17M44S</meta:editing-duration>
    <meta:editing-cycles>112</meta:editing-cycles>
    <meta:document-statistic meta:object-count="19"/>
  </office:meta>
</office:document-meta>
</file>